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114c" officeooo:paragraph-rsid="001b114c"/>
    </style:style>
    <style:style style:name="P2" style:family="paragraph" style:parent-style-name="Standard" style:list-style-name="L1">
      <style:text-properties officeooo:rsid="001b114c" officeooo:paragraph-rsid="001b114c"/>
    </style:style>
    <style:style style:name="P3" style:family="paragraph" style:parent-style-name="Standard" style:list-style-name="L1">
      <style:text-properties officeooo:rsid="001cdb3a" officeooo:paragraph-rsid="001cdb3a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sses per instal·lar certificat AEMET:</text:p>
      <text:list xml:id="list5671885481313959969" text:style-name="L1">
        <text:list-item>
          <text:p text:style-name="P2">Obrir terminal</text:p>
        </text:list-item>
        <text:list-item>
          <text:p text:style-name="P2">Anar a directori de projecte AEMET (normalment: ~/NetbeansProjects/AEMET)</text:p>
        </text:list-item>
        <text:list-item>
          <text:p text:style-name="P2">Executar sudo keytool -import -trustcacerts -keystore $JAVA_HOME/jre/lib/security/cacerts -storepass changeit -alias Root -import -file /*aemetes.crt</text:p>
        </text:list-item>
        <text:list-item>
          <text:p text:style-name="P2">Verificar que $JAVA_HOME correspon amb java de projecte de netbeans:</text:p>
          <text:list>
            <text:list-item>
              <text:p text:style-name="P3">Executar echo $JAVA_HOME a terminal. Anotar directori</text:p>
            </text:list-item>
            <text:list-item>
              <text:p text:style-name="P2">Click dret sobre projecte AEMET des de NetBeans</text:p>
            </text:list-item>
            <text:list-item>
              <text:p text:style-name="P2"><text:span text:style-name="T1">Build/Compile/Manage Java Platforms</text:span>. </text:p>
            </text:list-item>
            <text:list-item>
              <text:p text:style-name="P3">Si el directori del JDK no correspon amb el de «echo $JAVA_HOME»:</text:p>
              <text:list>
                <text:list-item>
                  <text:p text:style-name="P3">Add Platform</text:p>
                </text:list-item>
                <text:list-item>
                  <text:p text:style-name="P3">Java Standard Edition. Next</text:p>
                </text:list-item>
                <text:list-item>
                  <text:p text:style-name="P3">Navegar fins a directori $JAVA_HOME i seleccionar JDK. Next</text:p>
                </text:list-item>
                <text:list-item>
                  <text:p text:style-name="P3">Donar nom (JDK JAVA_HOME per exemple). Finish. </text:p>
                </text:list-item>
                <text:list-item>
                  <text:p text:style-name="P3">Seleccionar nova plataforma i close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9:20:03.137481041</meta:creation-date>
    <dc:date>2019-01-22T19:35:06.540685603</dc:date>
    <meta:editing-duration>PT4M13S</meta:editing-duration>
    <meta:editing-cycles>1</meta:editing-cycles>
    <meta:document-statistic meta:table-count="0" meta:image-count="0" meta:object-count="0" meta:page-count="1" meta:paragraph-count="14" meta:word-count="109" meta:character-count="752" meta:non-whitespace-character-count="668"/>
    <meta:generator>LibreOffice/5.1.6.2$Linux_X86_64 LibreOffice_project/10m0$Build-2</meta:generator>
  </office:meta>
</office:document-meta>
</file>